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roman" style:font-pitch="variable"/>
  </office:font-face-decls>
  <office:automatic-styles>
    <style:style style:name="P1" style:family="paragraph" style:parent-style-name="Standard">
      <style:text-properties officeooo:rsid="001bec2e" officeooo:paragraph-rsid="001bec2e"/>
    </style:style>
    <style:style style:name="P2" style:family="paragraph" style:parent-style-name="Standard">
      <style:text-properties officeooo:rsid="00207e3e" officeooo:paragraph-rsid="00207e3e"/>
    </style:style>
    <style:style style:name="P3" style:family="paragraph" style:parent-style-name="Standard">
      <style:text-properties fo:font-style="normal" officeooo:rsid="002270c7" officeooo:paragraph-rsid="002270c7" style:font-style-asian="normal" style:font-style-complex="normal"/>
    </style:style>
    <style:style style:name="P4" style:family="paragraph" style:parent-style-name="Standard">
      <style:paragraph-properties fo:break-before="page"/>
      <style:text-properties fo:font-style="normal" officeooo:rsid="002270c7" officeooo:paragraph-rsid="002270c7" style:font-style-asian="normal" style:font-style-complex="normal"/>
    </style:style>
    <style:style style:name="P5" style:family="paragraph" style:parent-style-name="Standard">
      <style:text-properties fo:font-style="normal" officeooo:rsid="0023d57c" officeooo:paragraph-rsid="0023d57c" style:font-style-asian="normal" style:font-style-complex="normal"/>
    </style:style>
    <style:style style:name="T1" style:family="text">
      <style:text-properties officeooo:rsid="001e81f3"/>
    </style:style>
    <style:style style:name="T2" style:family="text">
      <style:text-properties officeooo:rsid="001f0fdf"/>
    </style:style>
    <style:style style:name="T3" style:family="text">
      <style:text-properties officeooo:rsid="00229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D5: Desarrollo de webs Accesibles.</text:p>
      <text:p text:style-name="P1"/>
      <text:p text:style-name="P1">La accesibilidad hace referencia al acceso a la web de cualquier persona con cualquier tipo de capacidades. La idea principal al diseñar una pagina web es que sea usada por el mayor numero de personas posibles, sea cuales sean sus condiciones y eso se hace teniendo en cuenta desde un principio la accesibilidad. <text:span text:style-name="T1">La accesibilidad también afecta a</text:span><text:span text:style-name="T2">l dispositivo por el que se visualiza el contenido.</text:span></text:p>
      <text:p text:style-name="P2">Algunos problemas con la accesibilidad mas comunes son:</text:p>
      <text:p text:style-name="P2"><text:tab/>-Ceguera o baja visión.</text:p>
      <text:p text:style-name="P2"><text:tab/>-Dificultades auditivas.</text:p>
      <text:p text:style-name="P2"><text:tab/>-Fotosensibilidad.</text:p>
      <text:p text:style-name="P2"><text:tab/>-Físicas…</text:p>
      <text:p text:style-name="P2"/>
      <text:p text:style-name="P3">Para satisfacer las necesidades de todo los usuarios, tengan o no alguna capacidad diferente, los principios y pautas serán:</text:p>
      <text:p text:style-name="P3"><text:tab/></text:p>
      <text:p text:style-name="P3"><text:tab/>·Perceptible: Toda la información y componente de la interfaz de usuario debe presentarse a los usuarios de forma que puedan percibirlos.</text:p>
      <text:p text:style-name="P3"><text:tab/><text:tab/></text:p>
      <text:p text:style-name="P3"><text:tab/><text:tab/>-Alternativas textuales: usando por ejemplo el atributo ALT, de forma que <text:tab/><text:tab/>se pueda convertir a diferentes formatos que puedan necesitar las personas.</text:p>
      <text:p text:style-name="P3"/>
      <text:p text:style-name="P3"><text:tab/><text:tab/>-Medios tempodependientes: <text:s/>Proporcionar alternativas para los medios <text:tab/><text:tab/>dependientes del tiempo.</text:p>
      <text:p text:style-name="P3"/>
      <text:p text:style-name="P3"><text:tab/><text:tab/>-<text:span text:style-name="T3">Adaptable: Crear el contenido de manera que podamos presentarlas en <text:tab/><text:tab/>diferentes formas sin perder la estructura</text:span></text:p>
      <text:p text:style-name="P3"/>
      <text:p text:style-name="P3"><text:tab/><text:tab/>-<text:span text:style-name="T3">Distingible: Permite a los usuarios poder ver y oir los contenidos.</text:span></text:p>
      <text:p text:style-name="P3"/>
      <text:p text:style-name="P3"><text:tab/><text:span text:style-name="T3">·Operable: Todos los componentes puedan ser usados.</text:span></text:p>
      <text:p text:style-name="P3"><text:tab/><text:tab/></text:p>
      <text:p text:style-name="P3"><text:tab/><text:tab/>-<text:span text:style-name="T3">Accesible por teclado.</text:span></text:p>
      <text:p text:style-name="P3"><text:tab/><text:tab/></text:p>
      <text:p text:style-name="P3"><text:tab/><text:tab/>-<text:span text:style-name="T3">Tiempo suficiente para poder leer o usar el contenido.</text:span></text:p>
      <text:p text:style-name="P3"/>
      <text:p text:style-name="P3"><text:tab/><text:tab/>-<text:span text:style-name="T3">Convulsiones: no diseñar contenido con colores estridentes o elementos <text:tab/><text:tab/>que puedan generar espasmos o convulsiones.</text:span></text:p>
      <text:p text:style-name="P3"/>
      <text:p text:style-name="P3"><text:tab/><text:tab/>-<text:span text:style-name="T3">Navegable: Ofrecer los medios para facilitar la navegación.</text:span></text:p>
      <text:p text:style-name="P3"/>
      <text:p text:style-name="P3"><text:tab/><text:span text:style-name="T3">·Comprensible: La información que se muestra sea conprensible.</text:span></text:p>
      <text:p text:style-name="P3"/>
      <text:p text:style-name="P3"><text:tab/><text:tab/>-<text:span text:style-name="T3">Legible.</text:span></text:p>
      <text:p text:style-name="P3"><text:tab/></text:p>
      <text:p text:style-name="P3"><text:tab/><text:tab/>-<text:span text:style-name="T3">Predecible: hacer una estructura de web para que su uso sea intuitivo.</text:span></text:p>
      <text:p text:style-name="P3"/>
      <text:p text:style-name="P3"><text:tab/><text:tab/>-<text:span text:style-name="T3">Entrada de datos asistida: Avisar al usuario cuando un dato esta mal <text:tab/><text:tab/><text:tab/>introducido.</text:span></text:p>
      <text:p text:style-name="P3"/>
      <text:p text:style-name="P3"><text:tab/></text:p>
      <text:p text:style-name="P4"><text:tab/><text:span text:style-name="T3">·Robusto: poder ser interpretado correctamente por diversas aplicaciones de usuario.</text:span></text:p>
      <text:p text:style-name="P3"/>
      <text:p text:style-name="P3"><text:tab/><text:tab/>-<text:span text:style-name="T3">Compatible: Generar webs con la mayor compatibilidad respecto a las <text:tab/><text:tab/>diferentes aplicaciones de usuario</text:span></text:p>
      <text:p text:style-name="P3"/>
      <text:p text:style-name="P3"><text:tab/></text:p>
      <text:p text:style-name="P5">Dependiendo de cuanto profundicemos en la accesibilidad de nuestra web, obtendremos diferentes niveles de conformidad de adecuación, los cuales serán A, AA o AAA, las cuales podremos consultar <text:a xlink:type="simple" xlink:href="http://accesibilidadweb.dlsi.ua.es/?menu=criterios-2.1-en#level-A" text:style-name="Internet_20_link" text:visited-style-name="Visited_20_Internet_20_Link">aquí</text:a>.</text:p>
      <text:p text:style-name="P5"/>
      <text:p text:style-name="P5">Para poder comprobar como de accesible es nuestra web y poder validarla, tenemos multiples herramientas en Internet, algunas de ellas son:</text:p>
      <text:p text:style-name="P5"/>
      <text:p text:style-name="P5"><text:tab/>-<text:a xlink:type="simple" xlink:href="http://www.tawdis.net/" text:style-name="Internet_20_link" text:visited-style-name="Visited_20_Internet_20_Link">TAW</text:a>.</text:p>
      <text:p text:style-name="P5"/>
      <text:p text:style-name="P5"><text:tab/>-<text:a xlink:type="simple" xlink:href="http://examinator.ws/" text:style-name="Internet_20_link" text:visited-style-name="Visited_20_Internet_20_Link">EXAMINATOR</text:a>.</text:p>
      <text:p text:style-name="P5"/>
      <text:p text:style-name="P5"><text:tab/>-<text:a xlink:type="simple" xlink:href="http://www.sidar.org/hera/" text:style-name="Internet_20_link" text:visited-style-name="Visited_20_Internet_20_Link">HER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Verdana" fo:font-family="Verdana"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2T09:27:11.634000000</dc:date>
    <meta:editing-duration>PT1H1M39S</meta:editing-duration>
    <meta:editing-cycles>3</meta:editing-cycles>
    <meta:generator>LibreOffice/7.2.0.4$Windows_X86_64 LibreOffice_project/9a9c6381e3f7a62afc1329bd359cc48accb6435b</meta:generator>
    <meta:initial-creator>Patricia García</meta:initial-creator>
    <meta:creation-date>2017-12-12T09:22:00</meta:creation-date>
    <meta:document-statistic meta:table-count="0" meta:image-count="0" meta:object-count="0" meta:page-count="2" meta:paragraph-count="36" meta:word-count="339" meta:character-count="2376" meta:non-whitespace-character-count="2007"/>
  </office:meta>
</office:document-meta>
</file>